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Heading_20_1">
      <style:paragraph-properties fo:break-before="page"/>
      <style:text-properties officeooo:paragraph-rsid="000baacf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text-properties fo:color="#000000" loext:opacity="100%"/>
    </style:style>
    <style:style style:name="P9" style:family="paragraph" style:parent-style-name="Text_20_body">
      <style:paragraph-properties fo:margin-top="0in" fo:margin-bottom="0.0598in" style:contextual-spacing="false"/>
      <style:text-properties fo:color="#000000" loext:opacity="100%"/>
    </style:style>
    <style:style style:name="P10" style:family="paragraph" style:parent-style-name="Text_20_body">
      <style:paragraph-properties fo:margin-top="0in" fo:margin-bottom="0.0201in" style:contextual-spacing="false"/>
      <style:text-properties fo:color="#000000" loext:opacity="100%"/>
    </style:style>
    <style:style style:name="T1" style:family="text">
      <style:text-properties fo:font-variant="normal" fo:text-transform="none" fo:color="#ffffff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ffffff" loext:opacity="100%" fo:letter-spacing="normal"/>
    </style:style>
    <style:style style:name="T3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6" style:family="text">
      <style:text-properties fo:font-variant="normal" fo:text-transform="none" fo:color="#000000" loext:opacity="100%" fo:letter-spacing="normal"/>
    </style:style>
    <style:style style:name="T7" style:family="text">
      <style:text-properties loext:padding="0in" loext:border="none"/>
    </style:style>
    <style:style style:name="T8" style:family="text">
      <style:text-properties fo:font-weight="bold" loext:padding="0in" loext:border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loext:padding="0.0193in" loext:border="0.06pt solid #f7faff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loext:padding="0in" loext:border="none"/>
    </style:style>
    <style:style style:name="T13" style:family="text">
      <style:text-properties fo:color="#000000" loext:opacity="100%" fo:font-weight="bold" loext:padding="0in" loext:border="none"/>
    </style:style>
    <style:style style:name="T14" style:family="text">
      <style:text-properties fo:color="#000000" loext:opacity="100%" loext:padding="0.0193in" loext:border="0.06pt solid #f7faff"/>
    </style:style>
    <style:style style:name="T15" style:family="text">
      <style:text-properties fo:color="#000000" loext:opacity="100%" style:text-position="super 58%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539. Minimum Time Difference</text:h>
      <text:p text:style-name="P4"><text:span text:style-name="T5">Given a list of 24-hour clock time points in </text:span><text:span text:style-name="Strong_20_Emphasis"><text:span text:style-name="T12">"HH:MM"</text:span></text:span><text:span text:style-name="T6"> </text:span><text:span text:style-name="T5">format, return </text:span><text:span text:style-name="Emphasis"><text:span text:style-name="T12">the minimum </text:span></text:span><text:span text:style-name="Emphasis"><text:span text:style-name="T13">minutes</text:span></text:span><text:span text:style-name="Emphasis"><text:span text:style-name="T12"> difference between any two time-points in the list</text:span></text:span><text:span text:style-name="T5">.</text:span></text:p>
      <text:p text:style-name="P5"><text:span text:style-name="Strong_20_Emphasis"><text:span text:style-name="T12">Example 1:</text:span></text:span></text:p>
      <text:p text:style-name="P3"><text:span text:style-name="Strong_20_Emphasis"><text:span text:style-name="T12">Input:</text:span></text:span><text:span text:style-name="T11"> timePoints = ["23:59","00:00"]</text:span></text:p>
      <text:p text:style-name="P2"><text:span text:style-name="Strong_20_Emphasis"><text:span text:style-name="T12">Output:</text:span></text:span><text:span text:style-name="T11"> 1</text:span></text:p>
      <text:p text:style-name="P5"><text:span text:style-name="Strong_20_Emphasis"><text:span text:style-name="T12">Example 2:</text:span></text:span></text:p>
      <text:p text:style-name="P3"><text:span text:style-name="Strong_20_Emphasis"><text:span text:style-name="T12">Input:</text:span></text:span><text:span text:style-name="T11"> timePoints = ["00:00","23:59","00:00"]</text:span></text:p>
      <text:p text:style-name="P2"><text:span text:style-name="Strong_20_Emphasis"><text:span text:style-name="T12">Output:</text:span></text:span><text:span text:style-name="T11"> 0</text:span></text:p>
      <text:p text:style-name="P5"><text:span text:style-name="Strong_20_Emphasis"><text:span text:style-name="T12">Constraints:</text:span></text:span></text:p>
      <text:list text:style-name="L2">
        <text:list-item>
          <text:p text:style-name="P6"><text:span text:style-name="Source_20_Text"><text:span text:style-name="T14">2 &lt;= timePoints.length &lt;= 2 * 10</text:span></text:span><text:span text:style-name="Source_20_Text"><text:span text:style-name="T15">4</text:span></text:span></text:p>
        </text:list-item>
        <text:list-item>
          <text:p text:style-name="P7"><text:span text:style-name="Source_20_Text"><text:span text:style-name="T14">timePoints[i]</text:span></text:span><text:span text:style-name="T11"> is in the format </text:span><text:span text:style-name="Strong_20_Emphasis"><text:span text:style-name="T12">"HH:MM"</text:span></text:span><text:span text:style-name="T11">.</text:span></text:p>
        </text:list-item>
      </text:list>
      <text:p text:style-name="P8"/>
      <text:h text:style-name="P1" text:outline-level="1">539. Minimum Time Difference</text:h>
      <text:p text:style-name="P10">/*</text:p>
      <text:p text:style-name="P10"><text:s text:c="4"/><text:span text:style-name="T9">Sorting</text:span></text:p>
      <text:p text:style-name="P10"><text:s text:c="4"/>Time complexity: O(n+nlogn+n)=O(nlogn)</text:p>
      <text:p text:style-name="P10"><text:s text:c="4"/>Space complexity: O(n)</text:p>
      <text:p text:style-name="P10">*/</text:p>
      <text:p text:style-name="P10">typedef std::vector&lt;bool&gt; vb;</text:p>
      <text:p text:style-name="P10">typedef std::vector&lt;int&gt; vi;</text:p>
      <text:p text:style-name="P10">typedef std::vector&lt;std::string&gt; vs;</text:p>
      <text:p text:style-name="P10">class Solution {</text:p>
      <text:p text:style-name="P10"><text:s text:c="4"/>public:</text:p>
      <text:p text:style-name="P10"><text:s text:c="8"/>int get_hours(std::string&amp; h){</text:p>
      <text:p text:style-name="P10"><text:s text:c="12"/>return (h[0]-'0')*10+h[1]-'0';</text:p>
      <text:p text:style-name="P9"><text:s text:c="8"/>}</text:p>
      <text:p text:style-name="P10"><text:s text:c="8"/>int get_minutes(std::string&amp; h){</text:p>
      <text:p text:style-name="P10"><text:s text:c="12"/>return (h[3]-'0')*10+h[4]-'0';</text:p>
      <text:p text:style-name="P9"><text:s text:c="8"/>}</text:p>
      <text:p text:style-name="P10"><text:s text:c="8"/>vi convert_to_minutes(vs&amp; timePoints){</text:p>
      <text:p text:style-name="P10"><text:s text:c="12"/>vi minutes;</text:p>
      <text:p text:style-name="P10"><text:s text:c="12"/>for(auto&amp; h: timePoints){</text:p>
      <text:p text:style-name="P10"><text:s text:c="16"/>int hh=get_hours(h);</text:p>
      <text:p text:style-name="P10"><text:s text:c="16"/>int mm=get_minutes(h);</text:p>
      <text:p text:style-name="P10"><text:s text:c="16"/>minutes.push_back(hh*60+mm);</text:p>
      <text:p text:style-name="P10"><text:s text:c="12"/>}</text:p>
      <text:p text:style-name="P10"><text:s text:c="12"/>return minutes;</text:p>
      <text:p text:style-name="P9"><text:s text:c="8"/>}</text:p>
      <text:p text:style-name="P10"><text:s text:c="8"/>int findMinDifference(vs&amp; timePoints){</text:p>
      <text:p text:style-name="P10"><text:s text:c="12"/>int n=timePoints.size();</text:p>
      <text:p text:style-name="P10"><text:s text:c="12"/>vi minutes=convert_to_minutes(timePoints);</text:p>
      <text:p text:style-name="P10"><text:s text:c="12"/>std::sort(minutes.begin(),minutes.end());</text:p>
      <text:p text:style-name="P10"><text:s text:c="12"/>int ans=24*60-minutes[n-1]+minutes[0];</text:p>
      <text:p text:style-name="P10"><text:s text:c="12"/>for(int i=0;i&lt;n-1;++i){</text:p>
      <text:p text:style-name="P10"><text:s text:c="16"/>ans=std::min(ans,abs(minutes[i]-minutes[i+1]));</text:p>
      <text:p text:style-name="P10"><text:s text:c="12"/>}</text:p>
      <text:p text:style-name="P10"><text:s text:c="12"/>return ans; <text:s text:c="10"/></text:p>
      <text:p text:style-name="P10"><text:s text:c="8"/>}</text:p>
      <text:p text:style-name="P10"><text:s text:c="4"/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9:09:36.043492207</meta:creation-date>
    <dc:date>2024-09-16T19:11:34.225527698</dc:date>
    <meta:editing-duration>PT1M59S</meta:editing-duration>
    <meta:editing-cycles>1</meta:editing-cycles>
    <meta:document-statistic meta:table-count="0" meta:image-count="0" meta:object-count="0" meta:page-count="2" meta:paragraph-count="48" meta:word-count="132" meta:character-count="1456" meta:non-whitespace-character-count="1059"/>
    <meta:generator>LibreOffice/24.2.5.2$Linux_X86_64 LibreOffice_project/420$Build-2</meta:generator>
  </office:meta>
</office:document-meta>
</file>